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F" svg:font-family="" style:font-family-generic="roman"/>
    <style:font-face style:name="Mangal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1" svg:font-family="'Liberation Sans', Arial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Mangal2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Holy Family STEM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September 23, 2016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1">Hypothesi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What was your hypothesis for the beam?</text:p>
              </text:list-item>
              <text:list-item>
                <text:p>How where you going to test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E for Engine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Engineer’s create hypothesis constantly</text:p>
              </text:list-item>
              <text:list-item>
                <text:p>Test using</text:p>
                <text:list>
                  <text:list-item>
                    <text:p>Models</text:p>
                  </text:list-item>
                  <text:list-item>
                    <text:p>Simulation</text:p>
                  </text:list-item>
                </text:list>
              </text:list-item>
              <text:list-item>
                <text:p>Generally not possible to build full sca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M is for Mat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efinitions</text:p>
                <text:list>
                  <text:list-item>
                    <text:p>Constant: <text:s/>A value that does not change</text:p>
                  </text:list-item>
                  <text:list-item>
                    <text:p>Variable: <text:s/></text:p>
                    <text:list>
                      <text:list-item>
                        <text:p>A value that may change</text:p>
                      </text:list-item>
                      <text:list-item>
                        <text:p>An abstract to simplify a more complex concept</text:p>
                      </text:list-item>
                    </text:list>
                  </text:list-item>
                </text:list>
              </text:list-item>
              <text:list-item>
                <text:p>Basic Beam equations: <text:s/>A mode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eam Calculations</text:p>
          </draw:text-box>
        </draw:frame>
        <draw:frame presentation:style-name="pr4" draw:layer="layout" svg:width="25.199cm" svg:height="15.66cm" svg:x="1.4cm" svg:y="4.914cm" presentation:class="outline" presentation:user-transformed="true">
          <draw:text-box>
            <text:p>For a simple supported beam, the deflection is given by:</text:p>
            <text:p/>
            <text:p>Where:</text:p>
            <text:p>F: <text:s/>The force applied</text:p>
            <text:p>L: <text:s/>The length of the beam</text:p>
            <text:p>E: <text:s/>Modulus of Elasticity of the material</text:p>
            <text:p>I: <text:s/>Moment of Inertia</text:p>
            <text:p/>
            <text:p>The moment of inertia depends on the shape. <text:s/></text:p>
            <text:p>For a round cross section:</text:p>
            <text:p/>
            <text:p>Where d is the diameter of the cross section</text:p>
            <text:p>For a rectangular cross section:</text:p>
            <text:p>Where w is the width and h is the height</text:p>
          </draw:text-box>
        </draw:frame>
        <draw:frame draw:style-name="gr2" draw:text-style-name="P2" draw:layer="layout" svg:width="1.802cm" svg:height="1.057cm" svg:x="19.392cm" svg:y="4.645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1.519cm" svg:height="1.057cm" svg:x="9.911cm" svg:y="14.945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2" draw:layer="layout" svg:width="1.541cm" svg:height="1.057cm" svg:x="11.66cm" svg:y="18.135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mo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ext week: Pulleys for mechanical advantag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oday’s buil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Build a ramp for a ball to roll down</text:p>
              </text:list-item>
              <text:list-item>
                <text:p>Use what you just learned about the shape of the beams</text:p>
              </text:list-item>
              <text:list-item>
                <text:p>The ball must strike another ball and move it 6 inch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F" svg:font-family="" style:font-family-generic="roman"/>
    <style:font-face style:name="Mangal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1" svg:font-family="'Liberation Sans', Arial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Mangal" style:font-family-asian="Mangal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_20_Heading" style:display-name="List Heading" style:family="graphic">
      <style:paragraph-properties fo:margin-left="0cm" fo:margin-right="0cm" fo:text-indent="0cm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1T20:23:57.006000000</meta:creation-date>
    <dc:date>2016-09-21T21:09:41.015000000</dc:date>
    <meta:editing-duration>PT4M33S</meta:editing-duration>
    <meta:editing-cycles>1</meta:editing-cycles>
    <meta:document-statistic meta:object-count="56"/>
    <meta:generator>LibreOffice/5.2.0.4$Windows_x86 LibreOffice_project/066b007f5ebcc236395c7d282ba488bca6720265</meta:generator>
  </office:meta>
</office:document-meta>
</file>

<file path=Object 1/content.xml><?xml version="1.0" encoding="utf-8"?>
<math xmlns="http://www.w3.org/1998/Math/MathML" display="block">
  <semantics>
    <mrow>
      <mi mathvariant="normal">δ</mi>
      <mo stretchy="false">=</mo>
      <mfrac>
        <msup>
          <mi mathvariant="italic">FL</mi>
          <mn>3</mn>
        </msup>
        <mrow>
          <mn>48</mn>
          <mi mathvariant="italic">EI</mi>
        </mrow>
      </mfrac>
    </mrow>
    <annotation encoding="StarMath 5.0">%delta = {FL^3} over {48EI}  </annotation>
  </semantics>
</math>
</file>

<file path=Object 2/content.xml><?xml version="1.0" encoding="utf-8"?>
<math xmlns="http://www.w3.org/1998/Math/MathML" display="block">
  <semantics>
    <mrow>
      <mi>I</mi>
      <mo stretchy="false">=</mo>
      <mfrac>
        <mrow>
          <mi mathvariant="normal">π</mi>
          <msup>
            <mi>d</mi>
            <mn>4</mn>
          </msup>
        </mrow>
        <mn>64</mn>
      </mfrac>
    </mrow>
    <annotation encoding="StarMath 5.0">I = {%pi d^4} over {64} </annotation>
  </semantics>
</math>
</file>

<file path=Object 3/content.xml><?xml version="1.0" encoding="utf-8"?>
<math xmlns="http://www.w3.org/1998/Math/MathML" display="block">
  <semantics>
    <mrow>
      <mi>I</mi>
      <mo stretchy="false">=</mo>
      <mfrac>
        <mrow>
          <mi>w</mi>
          <msup>
            <mi>h</mi>
            <mn>3</mn>
          </msup>
        </mrow>
        <mn>12</mn>
      </mfrac>
    </mrow>
    <annotation encoding="StarMath 5.0">I = {w h^3} over {12} </annotation>
  </semantics>
</math>
</file>